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style:font-name="Garamond" fo:font-size="10pt" style:font-name-asian="Garamond1" style:font-size-asian="10pt" style:font-name-complex="Garamond1" style:font-size-complex="10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welcome.coffee</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23">auto-generated file. not edited by us</text:p>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
      <text:list xml:id="list5454806710839555815"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text:soft-page-break/></text:p>
      <text:list xml:id="list122847927795735" text:continue-numbering="true" text:style-name="WWNum1">
        <text:list-item>
          <text:p text:style-name="P27"/>
        </text:list-item>
        <text:list-item>
          <text:p text:style-name="P27"/>
        </text:list-item>
      </text:list>
      <text:p text:style-name="P11"/>
      <text:p text:style-name="P11"/>
      <text:p text:style-name="P11"/>
      <text:p text:style-name="P11"/>
      <text:list xml:id="list122849575049039" text:continue-numbering="true" text:style-name="WWNum1">
        <text:list-item>
          <text:p text:style-name="P28">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47.644067960</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1" meta:character-count="2533" meta:non-whitespace-character-count="2185"/>
  </office:meta>
</office:document-meta>
</file>